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2" style:family="paragraph" style:parent-style-name="Standard">
      <style:text-properties fo:font-size="16pt" officeooo:rsid="001bef03" officeooo:paragraph-rsid="001bef03" style:font-size-asian="14pt" style:font-size-complex="16pt"/>
    </style:style>
    <style:style style:name="P3" style:family="paragraph" style:parent-style-name="Standard">
      <style:text-properties fo:font-size="16pt" officeooo:rsid="001f8ff5" officeooo:paragraph-rsid="001f8ff5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**Critérios de Aceitação**</text:p>
      <text:p text:style-name="P1"/>
      <text:p text:style-name="P1"/>
      <text:p text:style-name="P1">- [x] Fazer um relátorio com artigos e estudos realizados semlhantes ao que venho empregando.</text:p>
      <text:p text:style-name="P1">- [x] Obtencao de estudos tambem que envolvam o FIES caso fique escasso de conteudo.</text:p>
      <text:p text:style-name="P1"/>
      <text:p text:style-name="P1"/>
      <text:p text:style-name="P1"/>
      <text:p text:style-name="P3">=================================================================</text:p>
      <text:p text:style-name="P1"/>
      <text:p text:style-name="P1">Pós busca:</text:p>
      <text:p text:style-name="P1"/>
      <text:p text:style-name="P1">Para o meu projeto de Iniciação Científica, estou explorando uma lacuna na literatura...</text:p>
      <text:p text:style-name="P1"/>
      <text:p text:style-name="P1">A maioria das publicações encontradas ( google academy etc ) analisa o período de transição (até 2017/2018) ou discute as regras do Novo FIES de forma teórica. Existem pouquíssimos trabalhos empíricos publicados que utilizam os microdados de 2019 a 2022 com a profundidade técnica que você propõe (pipeline de desduplicação e demanda real vs. burocrátic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5-12-01T20:31:30.245041763</dc:date>
    <meta:editing-duration>PT1M2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05" meta:character-count="726" meta:non-whitespace-character-count="628"/>
  </office:meta>
</office:document-meta>
</file>